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14915254237" calcext:value-type="float">
            <text:p>2.19215</text:p>
          </table:table-cell>
          <table:table-cell office:value-type="float" office:value="2.40552745762712" calcext:value-type="float">
            <text:p>2.40553</text:p>
          </table:table-cell>
          <table:table-cell office:value-type="float" office:value="3.1787593220339" calcext:value-type="float">
            <text:p>3.178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819686779661" calcext:value-type="float">
            <text:p>2.38197</text:p>
          </table:table-cell>
          <table:table-cell office:value-type="float" office:value="2.02121963841808" calcext:value-type="float">
            <text:p>2.02122</text:p>
          </table:table-cell>
          <table:table-cell office:value-type="float" office:value="2.58530494915254" calcext:value-type="float">
            <text:p>2.58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4053285875706" calcext:value-type="float">
            <text:p>2.34053</text:p>
          </table:table-cell>
          <table:table-cell office:value-type="float" office:value="2.15129511864407" calcext:value-type="float">
            <text:p>2.1513</text:p>
          </table:table-cell>
          <table:table-cell office:value-type="float" office:value="3.09945410169492" calcext:value-type="float">
            <text:p>3.099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042223728814" calcext:value-type="float">
            <text:p>2.34042</text:p>
          </table:table-cell>
          <table:table-cell office:value-type="float" office:value="2.05079624858757" calcext:value-type="float">
            <text:p>2.0508</text:p>
          </table:table-cell>
          <table:table-cell office:value-type="float" office:value="2.72899416949153" calcext:value-type="float">
            <text:p>2.728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3724058757062" calcext:value-type="float">
            <text:p>2.33724</text:p>
          </table:table-cell>
          <table:table-cell office:value-type="float" office:value="2.068552" calcext:value-type="float">
            <text:p>2.06855</text:p>
          </table:table-cell>
          <table:table-cell office:value-type="float" office:value="2.78563498305085" calcext:value-type="float">
            <text:p>2.785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603552542373" calcext:value-type="float">
            <text:p>2.33604</text:p>
          </table:table-cell>
          <table:table-cell office:value-type="float" office:value="2.11297676836158" calcext:value-type="float">
            <text:p>2.11298</text:p>
          </table:table-cell>
          <table:table-cell office:value-type="float" office:value="2.87150752542373" calcext:value-type="float">
            <text:p>2.871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321638418079" calcext:value-type="float">
            <text:p>2.33322</text:p>
          </table:table-cell>
          <table:table-cell office:value-type="float" office:value="2.10088926553672" calcext:value-type="float">
            <text:p>2.10089</text:p>
          </table:table-cell>
          <table:table-cell office:value-type="float" office:value="2.68659769491525" calcext:value-type="float">
            <text:p>2.68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160587570621" calcext:value-type="float">
            <text:p>2.33161</text:p>
          </table:table-cell>
          <table:table-cell office:value-type="float" office:value="2.25100870056497" calcext:value-type="float">
            <text:p>2.25101</text:p>
          </table:table-cell>
          <table:table-cell office:value-type="float" office:value="3.10005884745763" calcext:value-type="float">
            <text:p>3.100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10024858757" calcext:value-type="float">
            <text:p>2.1861</text:p>
          </table:table-cell>
          <table:table-cell office:value-type="float" office:value="2.32666239548023" calcext:value-type="float">
            <text:p>2.32666</text:p>
          </table:table-cell>
          <table:table-cell office:value-type="float" office:value="2.98634603389831" calcext:value-type="float">
            <text:p>2.9863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555796610169" calcext:value-type="float">
            <text:p>2.32556</text:p>
          </table:table-cell>
          <table:table-cell office:value-type="float" office:value="2.14477988700565" calcext:value-type="float">
            <text:p>2.14478</text:p>
          </table:table-cell>
          <table:table-cell office:value-type="float" office:value="2.89217925423729" calcext:value-type="float">
            <text:p>2.892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75418079096" calcext:value-type="float">
            <text:p>2.22754</text:p>
          </table:table-cell>
          <table:table-cell office:value-type="float" office:value="2.32167367231638" calcext:value-type="float">
            <text:p>2.32167</text:p>
          </table:table-cell>
          <table:table-cell office:value-type="float" office:value="3.11388393220339" calcext:value-type="float">
            <text:p>3.113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5353220339" calcext:value-type="float">
            <text:p>2.26954</text:p>
          </table:table-cell>
          <table:table-cell office:value-type="float" office:value="2.31111430508475" calcext:value-type="float">
            <text:p>2.31111</text:p>
          </table:table-cell>
          <table:table-cell office:value-type="float" office:value="3.24483254237288" calcext:value-type="float">
            <text:p>3.244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76004519774" calcext:value-type="float">
            <text:p>2.3076</text:p>
          </table:table-cell>
          <table:table-cell office:value-type="float" office:value="2.20093231638418" calcext:value-type="float">
            <text:p>2.20093</text:p>
          </table:table-cell>
          <table:table-cell office:value-type="float" office:value="2.82534698305085" calcext:value-type="float">
            <text:p>2.8253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564110734463" calcext:value-type="float">
            <text:p>2.30564</text:p>
          </table:table-cell>
          <table:table-cell office:value-type="float" office:value="2.23424302824859" calcext:value-type="float">
            <text:p>2.23424</text:p>
          </table:table-cell>
          <table:table-cell office:value-type="float" office:value="3.02042359322034" calcext:value-type="float">
            <text:p>3.020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0243950282486" calcext:value-type="float">
            <text:p>2.30244</text:p>
          </table:table-cell>
          <table:table-cell office:value-type="float" office:value="2.18441227118644" calcext:value-type="float">
            <text:p>2.18441</text:p>
          </table:table-cell>
          <table:table-cell office:value-type="float" office:value="2.88944352542373" calcext:value-type="float">
            <text:p>2.889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918436158192" calcext:value-type="float">
            <text:p>2.24918</text:p>
          </table:table-cell>
          <table:table-cell office:value-type="float" office:value="2.30092786440678" calcext:value-type="float">
            <text:p>2.30093</text:p>
          </table:table-cell>
          <table:table-cell office:value-type="float" office:value="3.20204040677966" calcext:value-type="float">
            <text:p>3.202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885938983051" calcext:value-type="float">
            <text:p>2.29886</text:p>
          </table:table-cell>
          <table:table-cell office:value-type="float" office:value="2.18971317514124" calcext:value-type="float">
            <text:p>2.18971</text:p>
          </table:table-cell>
          <table:table-cell office:value-type="float" office:value="3.01611769491525" calcext:value-type="float">
            <text:p>3.016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661448587571" calcext:value-type="float">
            <text:p>2.29661</text:p>
          </table:table-cell>
          <table:table-cell office:value-type="float" office:value="2.2098906440678" calcext:value-type="float">
            <text:p>2.20989</text:p>
          </table:table-cell>
          <table:table-cell office:value-type="float" office:value="2.93532257627119" calcext:value-type="float">
            <text:p>2.935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02738983051" calcext:value-type="float">
            <text:p>2.28903</text:p>
          </table:table-cell>
          <table:table-cell office:value-type="float" office:value="2.23143993220339" calcext:value-type="float">
            <text:p>2.23144</text:p>
          </table:table-cell>
          <table:table-cell office:value-type="float" office:value="2.89886806779661" calcext:value-type="float">
            <text:p>2.898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84551412429" calcext:value-type="float">
            <text:p>2.25885</text:p>
          </table:table-cell>
          <table:table-cell office:value-type="float" office:value="2.28604325423729" calcext:value-type="float">
            <text:p>2.28604</text:p>
          </table:table-cell>
          <table:table-cell office:value-type="float" office:value="3.2625993220339" calcext:value-type="float">
            <text:p>3.26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385021468927" calcext:value-type="float">
            <text:p>2.28385</text:p>
          </table:table-cell>
          <table:table-cell office:value-type="float" office:value="2.31692207909605" calcext:value-type="float">
            <text:p>2.31692</text:p>
          </table:table-cell>
          <table:table-cell office:value-type="float" office:value="3.3667186440678" calcext:value-type="float">
            <text:p>3.366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87740112994" calcext:value-type="float">
            <text:p>2.28288</text:p>
          </table:table-cell>
          <table:table-cell office:value-type="float" office:value="2.19269141242938" calcext:value-type="float">
            <text:p>2.19269</text:p>
          </table:table-cell>
          <table:table-cell office:value-type="float" office:value="2.81768461016949" calcext:value-type="float">
            <text:p>2.817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68006779661" calcext:value-type="float">
            <text:p>2.27968</text:p>
          </table:table-cell>
          <table:table-cell office:value-type="float" office:value="2.24774210169492" calcext:value-type="float">
            <text:p>2.24774</text:p>
          </table:table-cell>
          <table:table-cell office:value-type="float" office:value="3.05460284745763" calcext:value-type="float">
            <text:p>3.05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604827118644" calcext:value-type="float">
            <text:p>2.32605</text:p>
          </table:table-cell>
          <table:table-cell office:value-type="float" office:value="2.2750129039548" calcext:value-type="float">
            <text:p>2.27501</text:p>
          </table:table-cell>
          <table:table-cell office:value-type="float" office:value="3.17920542372881" calcext:value-type="float">
            <text:p>3.179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715536723164" calcext:value-type="float">
            <text:p>2.26716</text:p>
          </table:table-cell>
          <table:table-cell office:value-type="float" office:value="2.27112519774011" calcext:value-type="float">
            <text:p>2.27113</text:p>
          </table:table-cell>
          <table:table-cell office:value-type="float" office:value="3.10855918644068" calcext:value-type="float">
            <text:p>3.108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7008522033898" calcext:value-type="float">
            <text:p>2.27009</text:p>
          </table:table-cell>
          <table:table-cell office:value-type="float" office:value="2.31096714124294" calcext:value-type="float">
            <text:p>2.31097</text:p>
          </table:table-cell>
          <table:table-cell office:value-type="float" office:value="3.24552271186441" calcext:value-type="float">
            <text:p>3.2455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946510734463" calcext:value-type="float">
            <text:p>2.26947</text:p>
          </table:table-cell>
          <table:table-cell office:value-type="float" office:value="2.22073708474576" calcext:value-type="float">
            <text:p>2.22074</text:p>
          </table:table-cell>
          <table:table-cell office:value-type="float" office:value="2.85565206779661" calcext:value-type="float">
            <text:p>2.855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22506214689" calcext:value-type="float">
            <text:p>2.26923</text:p>
          </table:table-cell>
          <table:table-cell office:value-type="float" office:value="2.27087828248588" calcext:value-type="float">
            <text:p>2.27088</text:p>
          </table:table-cell>
          <table:table-cell office:value-type="float" office:value="3.28407891525424" calcext:value-type="float">
            <text:p>3.284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5801609039548" calcext:value-type="float">
            <text:p>2.25802</text:p>
          </table:table-cell>
          <table:table-cell office:value-type="float" office:value="2.26747484745763" calcext:value-type="float">
            <text:p>2.26747</text:p>
          </table:table-cell>
          <table:table-cell office:value-type="float" office:value="3.21449030508475" calcext:value-type="float">
            <text:p>3.214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741572881356" calcext:value-type="float">
            <text:p>2.26742</text:p>
          </table:table-cell>
          <table:table-cell office:value-type="float" office:value="2.29022827118644" calcext:value-type="float">
            <text:p>2.29023</text:p>
          </table:table-cell>
          <table:table-cell office:value-type="float" office:value="3.16907633898305" calcext:value-type="float">
            <text:p>3.169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6354128813559" calcext:value-type="float">
            <text:p>2.26354</text:p>
          </table:table-cell>
          <table:table-cell office:value-type="float" office:value="2.27746433898305" calcext:value-type="float">
            <text:p>2.27746</text:p>
          </table:table-cell>
          <table:table-cell office:value-type="float" office:value="3.0929426440678" calcext:value-type="float">
            <text:p>3.092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929285875706" calcext:value-type="float">
            <text:p>2.25929</text:p>
          </table:table-cell>
          <table:table-cell office:value-type="float" office:value="2.31968088135593" calcext:value-type="float">
            <text:p>2.31968</text:p>
          </table:table-cell>
          <table:table-cell office:value-type="float" office:value="3.25764094915254" calcext:value-type="float">
            <text:p>3.257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02969491525" calcext:value-type="float">
            <text:p>2.25803</text:p>
          </table:table-cell>
          <table:table-cell office:value-type="float" office:value="2.31203805649718" calcext:value-type="float">
            <text:p>2.31204</text:p>
          </table:table-cell>
          <table:table-cell office:value-type="float" office:value="3.14421586440678" calcext:value-type="float">
            <text:p>3.144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69455367232" calcext:value-type="float">
            <text:p>2.25769</text:p>
          </table:table-cell>
          <table:table-cell office:value-type="float" office:value="2.25196427118644" calcext:value-type="float">
            <text:p>2.25196</text:p>
          </table:table-cell>
          <table:table-cell office:value-type="float" office:value="2.91190671186441" calcext:value-type="float">
            <text:p>2.911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767477966102" calcext:value-type="float">
            <text:p>2.25767</text:p>
          </table:table-cell>
          <table:table-cell office:value-type="float" office:value="2.27795647457627" calcext:value-type="float">
            <text:p>2.27796</text:p>
          </table:table-cell>
          <table:table-cell office:value-type="float" office:value="3.17963389830508" calcext:value-type="float">
            <text:p>3.179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5601620338983" calcext:value-type="float">
            <text:p>2.25602</text:p>
          </table:table-cell>
          <table:table-cell office:value-type="float" office:value="2.34076038418079" calcext:value-type="float">
            <text:p>2.34076</text:p>
          </table:table-cell>
          <table:table-cell office:value-type="float" office:value="3.30150481355932" calcext:value-type="float">
            <text:p>3.30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77972881356" calcext:value-type="float">
            <text:p>2.25578</text:p>
          </table:table-cell>
          <table:table-cell office:value-type="float" office:value="2.27537430508475" calcext:value-type="float">
            <text:p>2.27537</text:p>
          </table:table-cell>
          <table:table-cell office:value-type="float" office:value="3.10728244067797" calcext:value-type="float">
            <text:p>3.107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31032768362" calcext:value-type="float">
            <text:p>2.25931</text:p>
          </table:table-cell>
          <table:table-cell office:value-type="float" office:value="2.2453653559322" calcext:value-type="float">
            <text:p>2.24537</text:p>
          </table:table-cell>
          <table:table-cell office:value-type="float" office:value="2.92957288135593" calcext:value-type="float">
            <text:p>2.929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210140112994" calcext:value-type="float">
            <text:p>2.2421</text:p>
          </table:table-cell>
          <table:table-cell office:value-type="float" office:value="2.22468106214689" calcext:value-type="float">
            <text:p>2.22468</text:p>
          </table:table-cell>
          <table:table-cell office:value-type="float" office:value="2.81093722033898" calcext:value-type="float">
            <text:p>2.810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0738079096" calcext:value-type="float">
            <text:p>2.24207</text:p>
          </table:table-cell>
          <table:table-cell office:value-type="float" office:value="2.31835866666667" calcext:value-type="float">
            <text:p>2.31836</text:p>
          </table:table-cell>
          <table:table-cell office:value-type="float" office:value="3.22384596610169" calcext:value-type="float">
            <text:p>3.223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461306214689" calcext:value-type="float">
            <text:p>2.23461</text:p>
          </table:table-cell>
          <table:table-cell office:value-type="float" office:value="2.38146074576271" calcext:value-type="float">
            <text:p>2.38146</text:p>
          </table:table-cell>
          <table:table-cell office:value-type="float" office:value="3.30631620338983" calcext:value-type="float">
            <text:p>3.306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3431184180791" calcext:value-type="float">
            <text:p>2.23431</text:p>
          </table:table-cell>
          <table:table-cell office:value-type="float" office:value="2.3324893559322" calcext:value-type="float">
            <text:p>2.33249</text:p>
          </table:table-cell>
          <table:table-cell office:value-type="float" office:value="3.27134047457627" calcext:value-type="float">
            <text:p>3.271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370946892655" calcext:value-type="float">
            <text:p>2.23371</text:p>
          </table:table-cell>
          <table:table-cell office:value-type="float" office:value="2.37041658757062" calcext:value-type="float">
            <text:p>2.37042</text:p>
          </table:table-cell>
          <table:table-cell office:value-type="float" office:value="3.0968886779661" calcext:value-type="float">
            <text:p>3.096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321873446328" calcext:value-type="float">
            <text:p>2.23322</text:p>
          </table:table-cell>
          <table:table-cell office:value-type="float" office:value="2.40770506214689" calcext:value-type="float">
            <text:p>2.40771</text:p>
          </table:table-cell>
          <table:table-cell office:value-type="float" office:value="3.25633871186441" calcext:value-type="float">
            <text:p>3.256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22146892655" calcext:value-type="float">
            <text:p>2.23122</text:p>
          </table:table-cell>
          <table:table-cell office:value-type="float" office:value="2.32716994350282" calcext:value-type="float">
            <text:p>2.32717</text:p>
          </table:table-cell>
          <table:table-cell office:value-type="float" office:value="3.01707037288136" calcext:value-type="float">
            <text:p>3.017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12366101695" calcext:value-type="float">
            <text:p>2.22812</text:p>
          </table:table-cell>
          <table:table-cell office:value-type="float" office:value="2.21467823728814" calcext:value-type="float">
            <text:p>2.21468</text:p>
          </table:table-cell>
          <table:table-cell office:value-type="float" office:value="2.73202006779661" calcext:value-type="float">
            <text:p>2.732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42361581921" calcext:value-type="float">
            <text:p>2.28242</text:p>
          </table:table-cell>
          <table:table-cell office:value-type="float" office:value="2.22742971751412" calcext:value-type="float">
            <text:p>2.22743</text:p>
          </table:table-cell>
          <table:table-cell office:value-type="float" office:value="3.02073247457627" calcext:value-type="float">
            <text:p>3.020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51028248588" calcext:value-type="float">
            <text:p>2.22551</text:p>
          </table:table-cell>
          <table:table-cell office:value-type="float" office:value="2.32861581920904" calcext:value-type="float">
            <text:p>2.32862</text:p>
          </table:table-cell>
          <table:table-cell office:value-type="float" office:value="3.16752406779661" calcext:value-type="float">
            <text:p>3.1675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68024858757" calcext:value-type="float">
            <text:p>2.21968</text:p>
          </table:table-cell>
          <table:table-cell office:value-type="float" office:value="2.35092522033898" calcext:value-type="float">
            <text:p>2.35093</text:p>
          </table:table-cell>
          <table:table-cell office:value-type="float" office:value="3.22315254237288" calcext:value-type="float">
            <text:p>3.223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76671186441" calcext:value-type="float">
            <text:p>2.21877</text:p>
          </table:table-cell>
          <table:table-cell office:value-type="float" office:value="2.33377111864407" calcext:value-type="float">
            <text:p>2.33377</text:p>
          </table:table-cell>
          <table:table-cell office:value-type="float" office:value="3.03514820338983" calcext:value-type="float">
            <text:p>3.035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745611299435" calcext:value-type="float">
            <text:p>2.21746</text:p>
          </table:table-cell>
          <table:table-cell office:value-type="float" office:value="2.3171155480226" calcext:value-type="float">
            <text:p>2.31712</text:p>
          </table:table-cell>
          <table:table-cell office:value-type="float" office:value="3.05403416949153" calcext:value-type="float">
            <text:p>3.054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679035028249" calcext:value-type="float">
            <text:p>2.29679</text:p>
          </table:table-cell>
          <table:table-cell office:value-type="float" office:value="2.21373972881356" calcext:value-type="float">
            <text:p>2.21374</text:p>
          </table:table-cell>
          <table:table-cell office:value-type="float" office:value="3.10772474576271" calcext:value-type="float">
            <text:p>3.107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043536723164" calcext:value-type="float">
            <text:p>2.30044</text:p>
          </table:table-cell>
          <table:table-cell office:value-type="float" office:value="2.21220079096045" calcext:value-type="float">
            <text:p>2.2122</text:p>
          </table:table-cell>
          <table:table-cell office:value-type="float" office:value="2.77554576271186" calcext:value-type="float">
            <text:p>2.775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0221550282486" calcext:value-type="float">
            <text:p>2.20222</text:p>
          </table:table-cell>
          <table:table-cell office:value-type="float" office:value="2.3148931299435" calcext:value-type="float">
            <text:p>2.31489</text:p>
          </table:table-cell>
          <table:table-cell office:value-type="float" office:value="3.03384433898305" calcext:value-type="float">
            <text:p>3.033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593152542373" calcext:value-type="float">
            <text:p>2.19593</text:p>
          </table:table-cell>
          <table:table-cell office:value-type="float" office:value="2.47264429378531" calcext:value-type="float">
            <text:p>2.47264</text:p>
          </table:table-cell>
          <table:table-cell office:value-type="float" office:value="3.61310915254237" calcext:value-type="float">
            <text:p>3.613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49945762712" calcext:value-type="float">
            <text:p>2.1925</text:p>
          </table:table-cell>
          <table:table-cell office:value-type="float" office:value="2.50353866666667" calcext:value-type="float">
            <text:p>2.50354</text:p>
          </table:table-cell>
          <table:table-cell office:value-type="float" office:value="3.74505545762712" calcext:value-type="float">
            <text:p>3.745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98384180791" calcext:value-type="float">
            <text:p>2.31984</text:p>
          </table:table-cell>
          <table:table-cell office:value-type="float" office:value="2.19206768361582" calcext:value-type="float">
            <text:p>2.19207</text:p>
          </table:table-cell>
          <table:table-cell office:value-type="float" office:value="2.9067026440678" calcext:value-type="float">
            <text:p>2.90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778585310734" calcext:value-type="float">
            <text:p>2.18779</text:p>
          </table:table-cell>
          <table:table-cell office:value-type="float" office:value="2.39924404519774" calcext:value-type="float">
            <text:p>2.39924</text:p>
          </table:table-cell>
          <table:table-cell office:value-type="float" office:value="3.00524583050847" calcext:value-type="float">
            <text:p>3.005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6188216949153" calcext:value-type="float">
            <text:p>2.16188</text:p>
          </table:table-cell>
          <table:table-cell office:value-type="float" office:value="2.46061459887006" calcext:value-type="float">
            <text:p>2.46061</text:p>
          </table:table-cell>
          <table:table-cell office:value-type="float" office:value="3.15585138983051" calcext:value-type="float">
            <text:p>3.155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370888135593" calcext:value-type="float">
            <text:p>2.37371</text:p>
          </table:table-cell>
          <table:table-cell office:value-type="float" office:value="2.05333340112994" calcext:value-type="float">
            <text:p>2.05333</text:p>
          </table:table-cell>
          <table:table-cell office:value-type="float" office:value="2.71189315254237" calcext:value-type="float">
            <text:p>2.711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1" calcext:value-type="float">
            <text:p>1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4" calcext:value-type="float">
            <text:p>4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5" calcext:value-type="float">
            <text:p>5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0" calcext:value-type="float">
            <text:p>0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58:59.592283643</dc:date>
    <meta:document-statistic meta:table-count="1" meta:cell-count="4636" meta:object-count="0"/>
    <meta:generator>LibreOffice/4.2.8.2$Linux_X86_64 LibreOffice_project/420m0$Build-2</meta:generator>
  </office:meta>
</office:document-meta>
</file>